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1d5e" officeooo:paragraph-rsid="000b1d5e"/>
    </style:style>
    <style:style style:name="P2" style:family="paragraph" style:parent-style-name="Standard">
      <style:text-properties officeooo:paragraph-rsid="000b1d5e"/>
    </style:style>
    <style:style style:name="P3" style:family="paragraph" style:parent-style-name="Standard">
      <style:text-properties officeooo:rsid="000b8050" officeooo:paragraph-rsid="000b8050"/>
    </style:style>
    <style:style style:name="P4" style:family="paragraph" style:parent-style-name="Standard">
      <style:text-properties officeooo:rsid="000c2395" officeooo:paragraph-rsid="000c2395"/>
    </style:style>
    <style:style style:name="T1" style:family="text">
      <style:text-properties officeooo:rsid="000b1d5e"/>
    </style:style>
    <style:style style:name="T2" style:family="text">
      <style:text-properties officeooo:rsid="000c2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heorie des langages</text:p>
      <text:p text:style-name="P1"/>
      <text:p text:style-name="P2"><text:span text:style-name="T1">Q1) </text:span></text:p>
      <text:p text:style-name="P2"><text:span text:style-name="T1">Grammaire = (</text:span>N, Σ, P, S<text:span text:style-name="T1">)</text:span> ou :</text:p>
      <text:p text:style-name="P2">N est un ensemble de symboles non terminaux, appele´ l’alphabet non terminal. </text:p>
      <text:p text:style-name="P2">Σ est un ensemble de symboles terminaux, appele l’alphabet ´ terminal, tel que N et Σ soient disjoints. </text:p>
      <text:p text:style-name="P2">P est un sous ensemble fini de : (N ∪ Σ) ∗N(N ∪ Σ) ∗ × (N ∪ Σ) ∗ un el´ ement ´ (α, β) de P, que l’on note α → β est appele une ´ regle ` de production ou regle de r ` e´ecriture ´ . α est appele partie gauche de la r ´ egle ` β est appele partie droite de la r ´ egle ` </text:p>
      <text:p text:style-name="P2">S est un <text:span text:style-name="T1">élé</text:span>ment de <text:span text:style-name="T1">N </text:span>appel<text:span text:style-name="T1">é</text:span> l’axiome de la grammaire.</text:p>
      <text:p text:style-name="P2"/>
      <text:p text:style-name="P1">Q2)</text:p>
      <text:p text:style-name="P1">struct token{</text:p>
      <text:p text:style-name="P3">int <text:span text:style-name="T2">type</text:span></text:p>
      <text:p text:style-name="P4">int valeur</text:p>
      <text:p text:style-name="P4">int acces</text:p>
      <text:p text:style-name="P4">}</text:p>
      <text:p text:style-name="P4"/>
      <text:p text:style-name="P4">typedef liste_token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53:45.595133090</meta:creation-date>
    <dc:date>2019-04-01T12:21:42.093699082</dc:date>
    <meta:editing-duration>PT7M35S</meta:editing-duration>
    <meta:editing-cycles>1</meta:editing-cycles>
    <meta:document-statistic meta:table-count="0" meta:image-count="0" meta:object-count="0" meta:page-count="1" meta:paragraph-count="14" meta:word-count="138" meta:character-count="631" meta:non-whitespace-character-count="502"/>
    <meta:generator>LibreOffice/5.4.0.3$Linux_X86_64 LibreOffice_project/40m0$Build-3</meta:generator>
  </office:meta>
</office:document-meta>
</file>